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text-properties fo:background-color="#ffff00"/>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background-color="transparent" style:shadow="none">
        <style:background-image/>
      </style:paragraph-properties>
      <style:text-properties fo:color="#000000"/>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Contents_20_2">
      <style:paragraph-properties>
        <style:tab-stops>
          <style:tab-stop style:position="6.4965in" style:type="right" style:leader-style="dotted" style:leader-text="."/>
        </style:tab-stops>
      </style:paragraph-properties>
    </style:style>
    <style:style style:name="P13" style:family="paragraph" style:parent-style-name="OOoToCHead" style:master-page-name="OOoFrontMatter">
      <style:paragraph-properties style:page-number="auto"/>
    </style:style>
    <style:style style:name="P14" style:family="paragraph" style:parent-style-name="OOoHeading_20_1" style:master-page-name="">
      <style:paragraph-properties style:page-number="auto" fo:break-before="auto" fo:break-after="auto"/>
    </style:style>
    <style:style style:name="P15" style:family="paragraph" style:parent-style-name="OOoHeading_20_1" style:master-page-name="">
      <style:paragraph-properties style:page-number="auto" fo:break-before="page"/>
    </style:style>
    <style:style style:name="P16" style:family="paragraph" style:parent-style-name="OOoHeading_20_1" style:master-page-name="OOoPageStyle">
      <style:paragraph-properties style:page-number="auto" fo:break-before="auto" fo:break-after="auto"/>
    </style:style>
    <style:style style:name="P17" style:family="paragraph" style:parent-style-name="OOoNewChapter" style:master-page-name="OOoFirstPage">
      <style:paragraph-properties style:page-number="auto"/>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fo:font-size="12pt"/>
    </style:style>
    <style:style style:name="T7" style:family="text">
      <style:text-properties fo:font-weight="bold" style:font-weight-asian="bold" style:font-weight-complex="bold"/>
    </style:style>
    <style:style style:name="T8" style:family="text">
      <style:text-properties style:font-name="DejaVu Sans Mono"/>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2" fo:font-size="11pt" fo:language="en" fo:country="US" fo:font-style="italic" style:letter-kerning="true" style:font-size-asian="11pt"/>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44945936" text:id="ct344945936">
          <text:insertion>
            <office:change-info>
              <dc:creator>f c</dc:creator>
              <dc:date>2023-06-05T14:25:00</dc:date>
            </office:change-info>
          </text:insertion>
        </text:changed-region>
        <text:changed-region xml:id="ct343699848" text:id="ct343699848">
          <text:format-change>
            <office:change-info>
              <dc:creator>f c</dc:creator>
              <dc:date>2023-06-05T14:30:00</dc:date>
            </office:change-info>
          </text:format-change>
        </text:changed-region>
        <text:changed-region xml:id="ct343699640" text:id="ct343699640">
          <text:format-change>
            <office:change-info>
              <dc:creator>f c</dc:creator>
              <dc:date>2023-06-05T14:3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Afbeeldingen1" text:anchor-type="paragraph" svg:x="-0.0465in" svg:y="0.052in" svg:width="4.5146in" svg:height="1.1161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f c</dc:creator><dc:date>2021-06-20T15:25:50.92</dc:date><text:p text:style-name="P18"><text:span text:style-name="T13">Update graphic</text:span></text:p></office:annotation><office:annotation><dc:creator>Dick Groskamp</dc:creator><dc:date>2022-02-25T16:07:03.92</dc:date><text:p text:style-name="P18"><text:span text:style-name="T15">Beantwoorden aan f c (20-06-2021, 15:25): "..."</text:span></text:p><text:p><text:span text:style-name="T16">Done</text:span></text:p></office:annotation></text:p>
      <text:h text:style-name="OOoHeading_20_0" text:outline-level="1"><text:bookmark-start text:name="__RefHeading__60537_1689385743"/>Appendix <text:span text:style-name="OOoChapterNumber">C</text:span><text:line-break/> <text:s/>Calc Error Codes<text:bookmark-end text:name="__RefHeading__60537_1689385743"/></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ugust 2022. Based on Apache OpenOffice 4.1.<office:annotation><dc:creator>f c</dc:creator><dc:date>2021-06-20T15:26:03.94</dc:date><text:p text:style-name="P18"><text:span text:style-name="T13">Update page down to here.</text:span></text:p></office:annotation></text:p>
        <text:h text:style-name="P14" text:outline-level="2"><text:bookmark-start text:name="__RefHeading__60539_1689385743"/>Note for Mac u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0">Windows/Linux</text:p>
              </table:table-cell>
              <table:table-cell table:style-name="Table15.A1" office:value-type="string">
                <text:p text:style-name="P10">Mac equivalent</text:p>
              </table:table-cell>
              <table:table-cell table:style-name="Table15.C1" office:value-type="string">
                <text:p text:style-name="P10">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4"><text:span text:style-name="OOoMenuPath"><text:span text:style-name="T11">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5">Right-click</text:p>
            </table:table-cell>
            <table:table-cell table:style-name="Table15.A2" office:value-type="string">
              <text:p text:style-name="P5">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5">Ctrl (Control)</text:p>
            </table:table-cell>
            <table:table-cell table:style-name="Table15.A2" office:value-type="string">
              <text:p text:style-name="OOoTableText"><text:span text:style-name="T10">z</text:span> <text:span text:style-name="T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5">F5</text:p>
            </table:table-cell>
            <table:table-cell table:style-name="Table15.A2" office:value-type="string">
              <text:p text:style-name="P5">Shift+<text:span text:style-name="T10">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5">F11</text:p>
            </table:table-cell>
            <table:table-cell table:style-name="Table15.A6" office:value-type="string">
              <text:p text:style-name="P6"><text:span text:style-name="T9">z</text:span>+<text:span text:style-name="T2">T</text:span></text:p>
            </table:table-cell>
            <table:table-cell table:style-name="Table15.C6" office:value-type="string">
              <text:p text:style-name="OOoTableText">Open Styles &amp; Formatting window</text:p>
            </table:table-cell>
          </table:table-row>
        </table:table>
        <text:p text:style-name="OOoTextBody"/>
        <text:p text:style-name="P1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60537_1689385743" text:style-name="Internet_20_link" text:visited-style-name="Internet_20_link">Appendix C<text:line-break/> <text:s/>Calc Error Codes<text:tab/>1</text:a></text:p>
            <text:p text:style-name="P12"><text:a xlink:type="simple" xlink:href="#__RefHeading__4527_1253041391" text:style-name="Internet_20_link" text:visited-style-name="Internet_20_link">Copyright<text:tab/>2</text:a></text:p>
            <text:p text:style-name="P12"><text:a xlink:type="simple" xlink:href="#__RefHeading__60539_1689385743" text:style-name="Internet_20_link" text:visited-style-name="Internet_20_link">Note for Mac users<text:tab/>2</text:a></text:p>
            <text:p text:style-name="P12"><text:a xlink:type="simple" xlink:href="#__RefHeading__4529_1253041391" text:style-name="Internet_20_link" text:visited-style-name="Internet_20_link">Introduction to Calc error codes<text:tab/>4</text:a></text:p>
            <text:p text:style-name="P12"><text:a xlink:type="simple" xlink:href="#__RefHeading__4531_1253041391" text:style-name="Internet_20_link" text:visited-style-name="Internet_20_link">Error codes displayed within cells<text:tab/>5</text:a></text:p>
            <text:p text:style-name="P12"><text:a xlink:type="simple" xlink:href="#__RefHeading__4533_1253041391" text:style-name="Internet_20_link" text:visited-style-name="Internet_20_link">General error codes<text:tab/>6</text:a></text:p>
          </text:index-body>
        </text:table-of-content>
        <text:p text:style-name="OOoTextBody"/>
      </text:section>
      <text:h text:style-name="P16" text:outline-level="2"><text:bookmark-start text:name="__RefHeading__4529_1253041391"/><text:alphabetical-index-mark text:string-value="introduction" text:key1="error codes"/>Introduction to Calc error codes<text:bookmark-end text:name="__RefHeading__4529_1253041391"/></text:h>
      <text:p text:style-name="OOoTextBody">Calc provides feedback for errors of miscalculation, incorrect use of functions, invalid cell references and values, and other user <text:span text:style-name="T5">initiated</text:span> mistakes.<text:span text:style-name="T6">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he error code returned when a column is too narrow to display the entire formatted date.<text:span text:style-name="T6"> </text:span>The date displayed within the input line, 04/05/2021, would fit within the cell without a problem, but<text:span text:style-name="T6"> t</text:span>he format used by the cell produces the date value <text:span text:style-name="T2">Monday, April 05, 2021</text:span>.</text:p>
      <text:p text:style-name="OOoFigure"><draw:frame draw:style-name="fr1" draw:name="Frame1" text:anchor-type="as-char" svg:width="4.4661in" draw:z-index="0"><draw:text-box fo:min-height="1.4791in"><text:p text:style-name="OOoFigureCaption"><draw:frame draw:style-name="fr3" draw:name="Graphic2" text:anchor-type="as-char" svg:width="4.4661in" svg:height="1.3016in" draw:z-index="4"><draw:image xlink:href="../../../../../../../Pictures/Mijn%20afbeeldingen/AOO_40/AOO_4+%20nieuw/0317CG41_DateToLong.png" xlink:type="simple" xlink:show="embed" xlink:actuate="onLoad"/></draw:frame>Figure <text:sequence text:ref-name="refFigure0" text:name="Figure" text:formula="ooow:Figure+1" style:num-format="1">1</text:sequence>: Error codes displayed within cells</text:p></draw:text-box></draw:frame><text:change-start text:change-id="ct344945936"/><office:annotation><dc:creator>f c</dc:creator><dc:date>2023-06-05T14:25:49.95</dc:date><text:p text:style-name="P19"><text:span text:style-name="T14">The text refers to a figure different than the one in the original file but the link here is to an image that is not available.</text:span></text:p></office:annotation><text:change-end text:change-id="ct344945936"/></text:p>
      <text:p text:style-name="P7">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OOoEmphasis">Error Codes in </text:span><text:span text:style-name="OOoEmphasis"><text:span text:style-name="T12">OpenOffice</text:span></text:span><text:span text:style-name="OOoEmphasis"> Calc</text:span>.</text:p>
      <text:p text:style-name="OOoFigure"><draw:frame draw:style-name="fr1" draw:name="Frame2" text:anchor-type="as-char" svg:width="5.9902in" draw:z-index="1"><draw:text-box fo:min-height="1.0492in"><text:p text:style-name="OOoFigureCaption"><draw:frame draw:style-name="fr4" draw:name="Graphic5" text:anchor-type="as-char" svg:width="5.9902in" svg:height="0.7016in" draw:z-index="3"><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6"> </text:span>This first table explains error messages which are displayed within the cell that actually contains the error.<text:span text:style-name="T6"> </text:span>Except in the case of the <text:span text:style-name="OOoStrongEmphasis">###</text:span> error, they all correspond to a Calc error code number.<text:span text:style-name="T6"> </text:span>The second table explains all of the error codes, listed by code number, including those errors codes in the first table.</text:p>
      <text:h text:style-name="P15" text:outline-level="2"><text:bookmark-start text:name="__RefHeading__4531_1253041391"/>Error codes <text:alphabetical-index-mark-start text:id="IMark184846300" text:key1="error codes"/>displayed within cells<text:bookmark-end text:name="__RefHeading__4531_1253041391"/><text:alphabetical-index-mark-end text:id="IMark184846300"/></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is is not really an error value, so there is no <text:span text:style-name="T5">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n overflow of the defined value range.</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3">The formula within the cell uses a reference that does not exist. Either</text:span> a column or row description name could not be resolve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15" text:outline-level="2"><text:bookmark-start text:name="__RefHeading__4533_1253041391"/>General error c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change-start text:change-id="ct343699848"/><text:span text:style-name="OOoMenuPath">#NUM!</text:span><text:change-end text:change-id="ct343699848"/>)</text:p>
          </table:table-cell>
          <table:table-cell table:style-name="Table3.C2" office:value-type="string">
            <text:p text:style-name="OOoTableText">Division by 0, or another calculation that results in an overflow of the defined value range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span text:style-name="T8">"=2(3+4) * "</text:span>,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1+*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3">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3">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change-start text:change-id="ct343699640"/><text:span text:style-name="OOoMenuPath">Iterations</text:span><text:change-end text:change-id="ct343699640"/>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3">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ome more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5</text:page-number></text:p>
      </style:footer>
      <style:footer-left>
        <text:p text:style-name="OOoFooter"><text:page-number text:select-page="current">4</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 Error Codes</dc:title>
    <meta:creation-date>2009-04-16T09:00:37</meta:creation-date>
    <meta:editing-cycles>31</meta:editing-cycles>
    <meta:editing-duration>PT3H24M41S</meta:editing-duration>
    <meta:initial-creator>Jean Hollis</meta:initial-creator>
    <dc:date>2023-06-05T14:35:11.86</dc:date>
    <dc:creator>f c</dc:creator>
    <meta:document-statistic meta:table-count="4" meta:image-count="3" meta:object-count="0" meta:page-count="8" meta:paragraph-count="177" meta:word-count="1486" meta:character-count="8808"/>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